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5.45cm" fo:min-width="14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3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5.2cm" svg:height="5.8cm" svg:x="7.3cm" svg:y="1.9cm">
          <text:p text:style-name="P1"><text:span text:style-name="T1">FRUI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2cm" svg:height="5.8cm" svg:x="7.3cm" svg:y="7.7cm">
          <text:p text:style-name="P1"><text:span text:style-name="T1">-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2cm" svg:height="5.8cm" svg:x="7.3cm" svg:y="13.5cm">
          <text:p text:style-name="P1"><text:span text:style-name="T1">+eat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0T14:02:13.723312385</dc:date>
    <meta:editing-duration>PT2M41S</meta:editing-duration>
    <meta:editing-cycles>5</meta:editing-cycles>
    <meta:generator>LibreOffice/5.1.6.2$Linux_X86_64 LibreOffice_project/10m0$Build-2</meta:generator>
    <meta:document-statistic meta:object-count="3"/>
  </office:meta>
</office:document-meta>
</file>